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94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9.33mm"/>
    </style:style>
    <style:style style:name="co4" style:family="table-column">
      <style:table-column-properties fo:break-before="auto" style:column-width="25.31mm"/>
    </style:style>
    <style:style style:name="co5" style:family="table-column">
      <style:table-column-properties fo:break-before="auto" style:column-width="38.47mm"/>
    </style:style>
    <style:style style:name="co6" style:family="table-column">
      <style:table-column-properties fo:break-before="auto" style:column-width="35.75mm"/>
    </style:style>
    <style:style style:name="co7" style:family="table-column">
      <style:table-column-properties fo:break-before="auto" style:column-width="49.92mm"/>
    </style:style>
    <style:style style:name="co8" style:family="table-column">
      <style:table-column-properties fo:break-before="auto" style:column-width="20.14mm"/>
    </style:style>
    <style:style style:name="co9" style:family="table-column">
      <style:table-column-properties fo:break-before="auto" style:column-width="19.69mm"/>
    </style:style>
    <style:style style:name="co10" style:family="table-column">
      <style:table-column-properties fo:break-before="auto" style:column-width="2.98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7.5mm"/>
    </style:style>
    <style:style style:name="co13" style:family="table-column">
      <style:table-column-properties fo:break-before="auto" style:column-width="43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ackground-color="#ffff00" fo:border="none"/>
    </style:style>
    <style:style style:name="ce8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9" style:family="table-cell" style:parent-style-name="Default">
      <style:table-cell-properties fo:border-bottom="none" fo:border-left="0.06pt solid #000000" fo:border-right="0.06pt solid #000000" fo:border-top="none"/>
    </style:style>
    <style:style style:name="ce1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style-name="gr1" draw:text-style-name="P1" svg:width="159.99mm" svg:height="90.05mm" svg:x="356.4mm" svg:y="13.81mm">
            <loext:p draw:notify-on-update-of-ranges="Tabelle1.D37:Tabelle1.D45 Tabelle1.K37:Tabelle1.K4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6"/>
        <table:table-column table:style-name="co8" table:default-cell-style-name="ce9"/>
        <table:table-column table:style-name="co9" table:default-cell-style-name="ce12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Schallgeschwindigkeit</text:p>
          </table:table-cell>
          <table:table-cell table:style-name="Default" office:value-type="float" office:value="343.2" calcext:value-type="float">
            <text:p>343,2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Holzhindernis, glatt 64x50cm</text:p>
          </table:table-cell>
          <table:table-cell/>
          <table:table-cell table:style-name="Default" table:number-columns-repeated="3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"/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Messreihe:</text:p>
          </table:table-cell>
          <table:table-cell table:style-name="ce4" office:value-type="string" calcext:value-type="string">
            <text:p>5V</text:p>
          </table:table-cell>
          <table:table-cell table:style-name="ce4" office:value-type="string" calcext:value-type="string">
            <text:p>Entfernung</text:p>
          </table:table-cell>
          <table:table-cell table:style-name="ce4" office:value-type="string" calcext:value-type="string">
            <text:p>Zeit Anfang Echo [ms]</text:p>
          </table:table-cell>
          <table:table-cell table:style-name="ce4" office:value-type="string" calcext:value-type="string">
            <text:p>Zeit Ende Echo [ms]</text:p>
          </table:table-cell>
          <table:table-cell table:style-name="ce4" office:value-type="string" calcext:value-type="string">
            <text:p>errechnete Entfernung Anfang</text:p>
          </table:table-cell>
          <table:table-cell table:style-name="ce4" office:value-type="string" calcext:value-type="string">
            <text:p>Ende</text:p>
          </table:table-cell>
          <table:table-cell table:style-name="ce11" office:value-type="string" calcext:value-type="string">
            <text:p>Abbildung:</text:p>
          </table:table-cell>
          <table:table-cell table:number-columns-repeated="5"/>
          <table:table-cell office:value-type="string" calcext:value-type="string">
            <text:p>Abweichung bei 20V in cm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.11" calcext:value-type="float">
            <text:p>6,11</text:p>
          </table:table-cell>
          <table:table-cell office:value-type="float" office:value="7.23" calcext:value-type="float">
            <text:p>7,23</text:p>
          </table:table-cell>
          <table:table-cell table:formula="of:=[.$B$1]*([.E4]*0.001)/2" office:value-type="float" office:value="1.048476" calcext:value-type="float">
            <text:p>1,048476</text:p>
          </table:table-cell>
          <table:table-cell table:formula="of:=[.$B$1]*([.F4]*0.001)/2" office:value-type="float" office:value="1.240668" calcext:value-type="float">
            <text:p>1,240668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9.02" calcext:value-type="float">
            <text:p>9,02</text:p>
          </table:table-cell>
          <table:table-cell office:value-type="float" office:value="9.89" calcext:value-type="float">
            <text:p>9,89</text:p>
          </table:table-cell>
          <table:table-cell table:formula="of:=[.$B$1]*([.E5]*0.001)/2" office:value-type="float" office:value="1.547832" calcext:value-type="float">
            <text:p>1,547832</text:p>
          </table:table-cell>
          <table:table-cell table:formula="of:=[.$B$1]*([.F5]*0.001)/2" office:value-type="float" office:value="1.697124" calcext:value-type="float">
            <text:p>1,697124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.97" calcext:value-type="float">
            <text:p>11,97</text:p>
          </table:table-cell>
          <table:table-cell office:value-type="float" office:value="12.76" calcext:value-type="float">
            <text:p>12,76</text:p>
          </table:table-cell>
          <table:table-cell table:formula="of:=[.$B$1]*([.E6]*0.001)/2" office:value-type="float" office:value="2.054052" calcext:value-type="float">
            <text:p>2,054052</text:p>
          </table:table-cell>
          <table:table-cell table:formula="of:=[.$B$1]*([.F6]*0.001)/2" office:value-type="float" office:value="2.189616" calcext:value-type="float">
            <text:p>2,18961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.5" calcext:value-type="float">
            <text:p>2,5</text:p>
          </table:table-cell>
          <table:table-cell office:value-type="float" office:value="14.88" calcext:value-type="float">
            <text:p>14,88</text:p>
          </table:table-cell>
          <table:table-cell office:value-type="float" office:value="15.5" calcext:value-type="float">
            <text:p>15,5</text:p>
          </table:table-cell>
          <table:table-cell table:formula="of:=[.$B$1]*([.E7]*0.001)/2" office:value-type="float" office:value="2.553408" calcext:value-type="float">
            <text:p>2,553408</text:p>
          </table:table-cell>
          <table:table-cell table:formula="of:=[.$B$1]*([.F7]*0.001)/2" office:value-type="float" office:value="2.6598" calcext:value-type="float">
            <text:p>2,6598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7.84" calcext:value-type="float">
            <text:p>17,84</text:p>
          </table:table-cell>
          <table:table-cell office:value-type="float" office:value="18.2" calcext:value-type="float">
            <text:p>18,2</text:p>
          </table:table-cell>
          <table:table-cell table:formula="of:=[.$B$1]*([.E8]*0.001)/2" office:value-type="float" office:value="3.061344" calcext:value-type="float">
            <text:p>3,061344</text:p>
          </table:table-cell>
          <table:table-cell table:formula="of:=[.$B$1]*([.F8]*0.001)/2" office:value-type="float" office:value="3.12312" calcext:value-type="float">
            <text:p>3,1231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.5" calcext:value-type="float">
            <text:p>3,5</text:p>
          </table:table-cell>
          <table:table-cell office:value-type="float" office:value="20.8" calcext:value-type="float">
            <text:p>20,8</text:p>
          </table:table-cell>
          <table:table-cell office:value-type="float" office:value="21.11" calcext:value-type="float">
            <text:p>21,11</text:p>
          </table:table-cell>
          <table:table-cell table:formula="of:=[.$B$1]*([.E9]*0.001)/2" office:value-type="float" office:value="3.56928" calcext:value-type="float">
            <text:p>3,56928</text:p>
          </table:table-cell>
          <table:table-cell table:formula="of:=[.$B$1]*([.F9]*0.001)/2" office:value-type="float" office:value="3.622476" calcext:value-type="float">
            <text:p>3,62247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3.71" calcext:value-type="float">
            <text:p>23,71</text:p>
          </table:table-cell>
          <table:table-cell office:value-type="float" office:value="23.81" calcext:value-type="float">
            <text:p>23,81</text:p>
          </table:table-cell>
          <table:table-cell table:formula="of:=[.$B$1]*([.E10]*0.001)/2" office:value-type="float" office:value="4.068636" calcext:value-type="float">
            <text:p>4,068636</text:p>
          </table:table-cell>
          <table:table-cell table:formula="of:=[.$B$1]*([.F10]*0.001)/2" office:value-type="float" office:value="4.085796" calcext:value-type="float">
            <text:p>4,08579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4.5" calcext:value-type="float">
            <text:p>4,5</text:p>
          </table:table-cell>
          <table:table-cell office:value-type="float" office:value="26.61" calcext:value-type="float">
            <text:p>26,61</text:p>
          </table:table-cell>
          <table:table-cell office:value-type="float" office:value="26.73" calcext:value-type="float">
            <text:p>26,73</text:p>
          </table:table-cell>
          <table:table-cell table:formula="of:=[.$B$1]*([.E11]*0.001)/2" office:value-type="float" office:value="4.566276" calcext:value-type="float">
            <text:p>4,566276</text:p>
          </table:table-cell>
          <table:table-cell table:formula="of:=[.$B$1]*([.F11]*0.001)/2" office:value-type="float" office:value="4.586868" calcext:value-type="float">
            <text:p>4,586868</text:p>
          </table:table-cell>
          <table:table-cell table:number-columns-repeated="18"/>
        </table:table-row>
        <table:table-row table:style-name="ro1">
          <table:table-cell/>
          <table:table-cell table:style-name="ce3"/>
          <table:table-cell table:style-name="ce5"/>
          <table:table-cell office:value-type="float" office:value="5" calcext:value-type="float">
            <text:p>5</text:p>
          </table:table-cell>
          <table:table-cell table:style-name="ce5" office:value-type="float" office:value="29.59" calcext:value-type="float">
            <text:p>29,59</text:p>
          </table:table-cell>
          <table:table-cell table:style-name="ce5" office:value-type="float" office:value="29.68" calcext:value-type="float">
            <text:p>29,68</text:p>
          </table:table-cell>
          <table:table-cell table:style-name="ce5" table:formula="of:=[.$B$1]*([.E12]*0.001)/2" office:value-type="float" office:value="5.077644" calcext:value-type="float">
            <text:p>5,077644</text:p>
          </table:table-cell>
          <table:table-cell table:style-name="ce10" table:formula="of:=[.$B$1]*([.F12]*0.001)/2" office:value-type="float" office:value="5.093088" calcext:value-type="float">
            <text:p>5,093088</text:p>
          </table:table-cell>
          <table:table-cell table:style-name="ce13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"/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Messreihe:</text:p>
          </table:table-cell>
          <table:table-cell table:style-name="ce4" office:value-type="string" calcext:value-type="string">
            <text:p>10V</text:p>
          </table:table-cell>
          <table:table-cell table:style-name="ce4" office:value-type="string" calcext:value-type="string">
            <text:p>Entfernung</text:p>
          </table:table-cell>
          <table:table-cell table:style-name="ce4" office:value-type="string" calcext:value-type="string">
            <text:p>Zeit Anfang Echo [ms]</text:p>
          </table:table-cell>
          <table:table-cell table:style-name="ce4" office:value-type="string" calcext:value-type="string">
            <text:p>Zeit Ende Echo [ms]</text:p>
          </table:table-cell>
          <table:table-cell table:style-name="ce4" office:value-type="string" calcext:value-type="string">
            <text:p>errechnete Entfernung Anfang</text:p>
          </table:table-cell>
          <table:table-cell table:style-name="ce4" office:value-type="string" calcext:value-type="string">
            <text:p>Ende</text:p>
          </table:table-cell>
          <table:table-cell table:style-name="ce11" office:value-type="string" calcext:value-type="string">
            <text:p>Abbildung:</text:p>
          </table:table-cell>
          <table:table-cell table:number-columns-repeated="4"/>
          <table:table-cell office:value-type="string" calcext:value-type="string">
            <text:p>Abbildung: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.07" calcext:value-type="float">
            <text:p>6,07</text:p>
          </table:table-cell>
          <table:table-cell office:value-type="float" office:value="7.37" calcext:value-type="float">
            <text:p>7,37</text:p>
          </table:table-cell>
          <table:table-cell table:formula="of:=[.$B$1]*([.E15]*0.001)/2" office:value-type="float" office:value="1.041612" calcext:value-type="float">
            <text:p>1,041612</text:p>
          </table:table-cell>
          <table:table-cell table:formula="of:=[.$B$1]*([.F15]*0.001)/2" office:value-type="float" office:value="1.264692" calcext:value-type="float">
            <text:p>1,264692</text:p>
          </table:table-cell>
          <table:table-cell table:number-columns-repeated="2"/>
          <table:table-cell table:style-name="ce14" office:value-type="string" calcext:value-type="string" table:number-columns-spanned="3" table:number-rows-spanned="1">
            <text:p>Messung nach der Filterung 40pF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8.99" calcext:value-type="float">
            <text:p>8,99</text:p>
          </table:table-cell>
          <table:table-cell office:value-type="float" office:value="10.02" calcext:value-type="float">
            <text:p>10,02</text:p>
          </table:table-cell>
          <table:table-cell table:formula="of:=[.$B$1]*([.E16]*0.001)/2" office:value-type="float" office:value="1.542684" calcext:value-type="float">
            <text:p>1,542684</text:p>
          </table:table-cell>
          <table:table-cell table:formula="of:=[.$B$1]*([.F16]*0.001)/2" office:value-type="float" office:value="1.719432" calcext:value-type="float">
            <text:p>1,719432</text:p>
          </table:table-cell>
          <table:table-cell table:number-columns-repeated="2"/>
          <table:table-cell table:style-name="ce14" office:value-type="string" calcext:value-type="string" table:number-columns-spanned="3" table:number-rows-spanned="1">
            <text:p>Messung nach der Filterung 100nF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.94" calcext:value-type="float">
            <text:p>11,94</text:p>
          </table:table-cell>
          <table:table-cell office:value-type="float" office:value="12.9" calcext:value-type="float">
            <text:p>12,9</text:p>
          </table:table-cell>
          <table:table-cell table:formula="of:=[.$B$1]*([.E17]*0.001)/2" office:value-type="float" office:value="2.048904" calcext:value-type="float">
            <text:p>2,048904</text:p>
          </table:table-cell>
          <table:table-cell table:formula="of:=[.$B$1]*([.F17]*0.001)/2" office:value-type="float" office:value="2.21364" calcext:value-type="float">
            <text:p>2,21364</text:p>
          </table:table-cell>
          <table:table-cell table:number-columns-repeated="2"/>
          <table:table-cell table:style-name="ce14" office:value-type="string" calcext:value-type="string" table:number-columns-spanned="3" table:number-rows-spanned="1">
            <text:p>Messung EKULIT1m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number-columns-repeated="3"/>
          <table:table-cell office:value-type="float" office:value="2.5" calcext:value-type="float">
            <text:p>2,5</text:p>
          </table:table-cell>
          <table:table-cell office:value-type="float" office:value="14.83" calcext:value-type="float">
            <text:p>14,83</text:p>
          </table:table-cell>
          <table:table-cell office:value-type="float" office:value="15.7" calcext:value-type="float">
            <text:p>15,7</text:p>
          </table:table-cell>
          <table:table-cell table:formula="of:=[.$B$1]*([.E18]*0.001)/2" office:value-type="float" office:value="2.544828" calcext:value-type="float">
            <text:p>2,544828</text:p>
          </table:table-cell>
          <table:table-cell table:formula="of:=[.$B$1]*([.F18]*0.001)/2" office:value-type="float" office:value="2.69412" calcext:value-type="float">
            <text:p>2,69412</text:p>
          </table:table-cell>
          <table:table-cell table:number-columns-repeated="2"/>
          <table:table-cell table:style-name="ce14" office:value-type="string" calcext:value-type="string" table:number-columns-spanned="3" table:number-rows-spanned="1">
            <text:p>Messung MURATAs1m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7.8" calcext:value-type="float">
            <text:p>17,8</text:p>
          </table:table-cell>
          <table:table-cell office:value-type="float" office:value="18.48" calcext:value-type="float">
            <text:p>18,48</text:p>
          </table:table-cell>
          <table:table-cell table:formula="of:=[.$B$1]*([.E19]*0.001)/2" office:value-type="float" office:value="3.05448" calcext:value-type="float">
            <text:p>3,05448</text:p>
          </table:table-cell>
          <table:table-cell table:formula="of:=[.$B$1]*([.F19]*0.001)/2" office:value-type="float" office:value="3.171168" calcext:value-type="float">
            <text:p>3,171168</text:p>
          </table:table-cell>
          <table:table-cell table:number-columns-repeated="2"/>
          <table:table-cell table:style-name="ce14" office:value-type="string" calcext:value-type="string" table:number-columns-spanned="3" table:number-rows-spanned="1">
            <text:p>Messung MURATAr1m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number-columns-repeated="3"/>
          <table:table-cell office:value-type="float" office:value="3.5" calcext:value-type="float">
            <text:p>3,5</text:p>
          </table:table-cell>
          <table:table-cell office:value-type="float" office:value="20.7" calcext:value-type="float">
            <text:p>20,7</text:p>
          </table:table-cell>
          <table:table-cell office:value-type="float" office:value="21.36" calcext:value-type="float">
            <text:p>21,36</text:p>
          </table:table-cell>
          <table:table-cell table:formula="of:=[.$B$1]*([.E20]*0.001)/2" office:value-type="float" office:value="3.55212" calcext:value-type="float">
            <text:p>3,55212</text:p>
          </table:table-cell>
          <table:table-cell table:formula="of:=[.$B$1]*([.F20]*0.001)/2" office:value-type="float" office:value="3.665376" calcext:value-type="float">
            <text:p>3,665376</text:p>
          </table:table-cell>
          <table:table-cell table:number-columns-repeated="2"/>
          <table:table-cell table:style-name="ce14" office:value-type="string" calcext:value-type="string" table:number-columns-spanned="3" table:number-rows-spanned="1">
            <text:p>Messung MURATAsr1m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3.62" calcext:value-type="float">
            <text:p>23,62</text:p>
          </table:table-cell>
          <table:table-cell office:value-type="float" office:value="24" calcext:value-type="float">
            <text:p>24</text:p>
          </table:table-cell>
          <table:table-cell table:formula="of:=[.$B$1]*([.E21]*0.001)/2" office:value-type="float" office:value="4.053192" calcext:value-type="float">
            <text:p>4,053192</text:p>
          </table:table-cell>
          <table:table-cell table:formula="of:=[.$B$1]*([.F21]*0.001)/2" office:value-type="float" office:value="4.1184" calcext:value-type="float">
            <text:p>4,1184</text:p>
          </table:table-cell>
          <table:table-cell table:number-columns-repeated="2"/>
          <table:table-cell table:style-name="ce14" office:value-type="string" calcext:value-type="string" table:number-columns-spanned="3" table:number-rows-spanned="1">
            <text:p>die zwei PWMs vom CPU</text:p>
          </table:table-cell>
          <table:covered-table-cell table:number-columns-repeated="2"/>
          <table:table-cell table:number-columns-repeated="13"/>
        </table:table-row>
        <table:table-row table:style-name="ro1">
          <table:table-cell table:number-columns-repeated="3"/>
          <table:table-cell office:value-type="float" office:value="4.5" calcext:value-type="float">
            <text:p>4,5</text:p>
          </table:table-cell>
          <table:table-cell office:value-type="float" office:value="26.55" calcext:value-type="float">
            <text:p>26,55</text:p>
          </table:table-cell>
          <table:table-cell office:value-type="float" office:value="26.9" calcext:value-type="float">
            <text:p>26,9</text:p>
          </table:table-cell>
          <table:table-cell table:formula="of:=[.$B$1]*([.E22]*0.001)/2" office:value-type="float" office:value="4.55598" calcext:value-type="float">
            <text:p>4,55598</text:p>
          </table:table-cell>
          <table:table-cell table:formula="of:=[.$B$1]*([.F22]*0.001)/2" office:value-type="float" office:value="4.61604" calcext:value-type="float">
            <text:p>4,61604</text:p>
          </table:table-cell>
          <table:table-cell table:number-columns-repeated="2"/>
          <table:table-cell table:style-name="ce14" table:number-columns-spanned="3" table:number-rows-spanned="1"/>
          <table:covered-table-cell table:number-columns-repeated="2"/>
          <table:table-cell table:number-columns-repeated="13"/>
        </table:table-row>
        <table:table-row table:style-name="ro1">
          <table:table-cell/>
          <table:table-cell table:style-name="ce3"/>
          <table:table-cell table:style-name="ce5"/>
          <table:table-cell office:value-type="float" office:value="5" calcext:value-type="float">
            <text:p>5</text:p>
          </table:table-cell>
          <table:table-cell table:style-name="ce5" office:value-type="float" office:value="29.5" calcext:value-type="float">
            <text:p>29,5</text:p>
          </table:table-cell>
          <table:table-cell table:style-name="ce5" office:value-type="float" office:value="29.9" calcext:value-type="float">
            <text:p>29,9</text:p>
          </table:table-cell>
          <table:table-cell table:style-name="ce5" table:formula="of:=[.$B$1]*([.E23]*0.001)/2" office:value-type="float" office:value="5.0622" calcext:value-type="float">
            <text:p>5,0622</text:p>
          </table:table-cell>
          <table:table-cell table:style-name="ce10" table:formula="of:=[.$B$1]*([.F23]*0.001)/2" office:value-type="float" office:value="5.13084" calcext:value-type="float">
            <text:p>5,13084</text:p>
          </table:table-cell>
          <table:table-cell table:style-name="ce13"/>
          <table:table-cell/>
          <table:table-cell table:style-name="ce14" table:number-columns-spanned="3" table:number-rows-spanned="1"/>
          <table:covered-table-cell table:number-columns-repeated="2"/>
          <table:table-cell table:number-columns-repeated="13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"/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Messreihe:</text:p>
          </table:table-cell>
          <table:table-cell table:style-name="ce4" office:value-type="string" calcext:value-type="string">
            <text:p>15V</text:p>
          </table:table-cell>
          <table:table-cell table:style-name="ce4" office:value-type="string" calcext:value-type="string">
            <text:p>Entfernung</text:p>
          </table:table-cell>
          <table:table-cell table:style-name="ce4" office:value-type="string" calcext:value-type="string">
            <text:p>Zeit Anfang Echo [ms]</text:p>
          </table:table-cell>
          <table:table-cell table:style-name="ce4" office:value-type="string" calcext:value-type="string">
            <text:p>Zeit Ende Echo [ms]</text:p>
          </table:table-cell>
          <table:table-cell table:style-name="ce4" office:value-type="string" calcext:value-type="string">
            <text:p>errechnete Entfernung Anfang</text:p>
          </table:table-cell>
          <table:table-cell table:style-name="ce4" office:value-type="string" calcext:value-type="string">
            <text:p>Ende</text:p>
          </table:table-cell>
          <table:table-cell table:style-name="ce11" office:value-type="string" calcext:value-type="string">
            <text:p>Abbildung:</text:p>
          </table:table-cell>
          <table:table-cell table:number-columns-repeated="1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.08" calcext:value-type="float">
            <text:p>6,08</text:p>
          </table:table-cell>
          <table:table-cell office:value-type="float" office:value="7.37" calcext:value-type="float">
            <text:p>7,37</text:p>
          </table:table-cell>
          <table:table-cell table:formula="of:=[.$B$1]*([.E26]*0.001)/2" office:value-type="float" office:value="1.043328" calcext:value-type="float">
            <text:p>1,043328</text:p>
          </table:table-cell>
          <table:table-cell table:formula="of:=[.$B$1]*([.F26]*0.001)/2" office:value-type="float" office:value="1.264692" calcext:value-type="float">
            <text:p>1,26469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8.96" calcext:value-type="float">
            <text:p>8,96</text:p>
          </table:table-cell>
          <table:table-cell office:value-type="float" office:value="10.05" calcext:value-type="float">
            <text:p>10,05</text:p>
          </table:table-cell>
          <table:table-cell table:formula="of:=[.$B$1]*([.E27]*0.001)/2" office:value-type="float" office:value="1.537536" calcext:value-type="float">
            <text:p>1,537536</text:p>
          </table:table-cell>
          <table:table-cell table:formula="of:=[.$B$1]*([.F27]*0.001)/2" office:value-type="float" office:value="1.72458" calcext:value-type="float">
            <text:p>1,72458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.92" calcext:value-type="float">
            <text:p>11,92</text:p>
          </table:table-cell>
          <table:table-cell office:value-type="float" office:value="12.95" calcext:value-type="float">
            <text:p>12,95</text:p>
          </table:table-cell>
          <table:table-cell table:formula="of:=[.$B$1]*([.E28]*0.001)/2" office:value-type="float" office:value="2.045472" calcext:value-type="float">
            <text:p>2,045472</text:p>
          </table:table-cell>
          <table:table-cell table:formula="of:=[.$B$1]*([.F28]*0.001)/2" office:value-type="float" office:value="2.22222" calcext:value-type="float">
            <text:p>2,2222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2.5" calcext:value-type="float">
            <text:p>2,5</text:p>
          </table:table-cell>
          <table:table-cell office:value-type="float" office:value="14.81" calcext:value-type="float">
            <text:p>14,81</text:p>
          </table:table-cell>
          <table:table-cell office:value-type="float" office:value="15.75" calcext:value-type="float">
            <text:p>15,75</text:p>
          </table:table-cell>
          <table:table-cell table:formula="of:=[.$B$1]*([.E29]*0.001)/2" office:value-type="float" office:value="2.541396" calcext:value-type="float">
            <text:p>2,541396</text:p>
          </table:table-cell>
          <table:table-cell table:formula="of:=[.$B$1]*([.F29]*0.001)/2" office:value-type="float" office:value="2.7027" calcext:value-type="float">
            <text:p>2,7027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7.78" calcext:value-type="float">
            <text:p>17,78</text:p>
          </table:table-cell>
          <table:table-cell office:value-type="float" office:value="18.5" calcext:value-type="float">
            <text:p>18,5</text:p>
          </table:table-cell>
          <table:table-cell table:formula="of:=[.$B$1]*([.E30]*0.001)/2" office:value-type="float" office:value="3.051048" calcext:value-type="float">
            <text:p>3,051048</text:p>
          </table:table-cell>
          <table:table-cell table:formula="of:=[.$B$1]*([.F30]*0.001)/2" office:value-type="float" office:value="3.1746" calcext:value-type="float">
            <text:p>3,174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3.5" calcext:value-type="float">
            <text:p>3,5</text:p>
          </table:table-cell>
          <table:table-cell office:value-type="float" office:value="20.65" calcext:value-type="float">
            <text:p>20,65</text:p>
          </table:table-cell>
          <table:table-cell office:value-type="float" office:value="21.47" calcext:value-type="float">
            <text:p>21,47</text:p>
          </table:table-cell>
          <table:table-cell table:formula="of:=[.$B$1]*([.E31]*0.001)/2" office:value-type="float" office:value="3.54354" calcext:value-type="float">
            <text:p>3,54354</text:p>
          </table:table-cell>
          <table:table-cell table:formula="of:=[.$B$1]*([.F31]*0.001)/2" office:value-type="float" office:value="3.684252" calcext:value-type="float">
            <text:p>3,68425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3.6" calcext:value-type="float">
            <text:p>23,6</text:p>
          </table:table-cell>
          <table:table-cell office:value-type="float" office:value="24.35" calcext:value-type="float">
            <text:p>24,35</text:p>
          </table:table-cell>
          <table:table-cell table:formula="of:=[.$B$1]*([.E32]*0.001)/2" office:value-type="float" office:value="4.04976" calcext:value-type="float">
            <text:p>4,04976</text:p>
          </table:table-cell>
          <table:table-cell table:formula="of:=[.$B$1]*([.F32]*0.001)/2" office:value-type="float" office:value="4.17846" calcext:value-type="float">
            <text:p>4,17846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4.5" calcext:value-type="float">
            <text:p>4,5</text:p>
          </table:table-cell>
          <table:table-cell office:value-type="float" office:value="26.5" calcext:value-type="float">
            <text:p>26,5</text:p>
          </table:table-cell>
          <table:table-cell office:value-type="float" office:value="26.93" calcext:value-type="float">
            <text:p>26,93</text:p>
          </table:table-cell>
          <table:table-cell table:formula="of:=[.$B$1]*([.E33]*0.001)/2" office:value-type="float" office:value="4.5474" calcext:value-type="float">
            <text:p>4,5474</text:p>
          </table:table-cell>
          <table:table-cell table:formula="of:=[.$B$1]*([.F33]*0.001)/2" office:value-type="float" office:value="4.621188" calcext:value-type="float">
            <text:p>4,621188</text:p>
          </table:table-cell>
          <table:table-cell table:number-columns-repeated="18"/>
        </table:table-row>
        <table:table-row table:style-name="ro1">
          <table:table-cell/>
          <table:table-cell table:style-name="ce3"/>
          <table:table-cell table:style-name="ce5"/>
          <table:table-cell office:value-type="float" office:value="5" calcext:value-type="float">
            <text:p>5</text:p>
          </table:table-cell>
          <table:table-cell table:style-name="ce5" office:value-type="float" office:value="29.48" calcext:value-type="float">
            <text:p>29,48</text:p>
          </table:table-cell>
          <table:table-cell table:style-name="ce5" office:value-type="float" office:value="30" calcext:value-type="float">
            <text:p>30</text:p>
          </table:table-cell>
          <table:table-cell table:style-name="ce5" table:formula="of:=[.$B$1]*([.E34]*0.001)/2" office:value-type="float" office:value="5.058768" calcext:value-type="float">
            <text:p>5,058768</text:p>
          </table:table-cell>
          <table:table-cell table:style-name="ce10" table:formula="of:=[.$B$1]*([.F34]*0.001)/2" office:value-type="float" office:value="5.148" calcext:value-type="float">
            <text:p>5,148</text:p>
          </table:table-cell>
          <table:table-cell table:style-name="ce13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4"/>
          <table:table-cell table:style-name="Default" table:number-columns-repeated="3"/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Messreihe:</text:p>
          </table:table-cell>
          <table:table-cell table:style-name="ce4" office:value-type="string" calcext:value-type="string">
            <text:p>20V</text:p>
          </table:table-cell>
          <table:table-cell table:style-name="ce4" office:value-type="string" calcext:value-type="string">
            <text:p>Entfernung</text:p>
          </table:table-cell>
          <table:table-cell table:style-name="ce4" office:value-type="string" calcext:value-type="string">
            <text:p>Zeit Anfang Echo [ms]</text:p>
          </table:table-cell>
          <table:table-cell table:style-name="ce4" office:value-type="string" calcext:value-type="string">
            <text:p>Zeit Ende Echo [ms]</text:p>
          </table:table-cell>
          <table:table-cell table:style-name="ce4" office:value-type="string" calcext:value-type="string">
            <text:p>errechnete Entfernung Anfang</text:p>
          </table:table-cell>
          <table:table-cell table:style-name="ce4" office:value-type="string" calcext:value-type="string">
            <text:p>Ende</text:p>
          </table:table-cell>
          <table:table-cell table:style-name="ce11" office:value-type="string" calcext:value-type="string">
            <text:p>Abbildung:</text:p>
          </table:table-cell>
          <table:table-cell/>
          <table:table-cell office:value-type="string" calcext:value-type="string">
            <text:p>Differenz (cm)</text:p>
          </table:table-cell>
          <table:table-cell/>
          <table:table-cell office:value-type="string" calcext:value-type="string">
            <text:p>Korrigierter Wert</text:p>
          </table:table-cell>
          <table:table-cell office:value-type="string" calcext:value-type="string">
            <text:p>Korrigierter Wert rund (m)</text:p>
          </table:table-cell>
          <table:table-cell office:value-type="string" calcext:value-type="string">
            <text:p>Differenz nach Korrektur (cm)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.07" calcext:value-type="float">
            <text:p>6,07</text:p>
          </table:table-cell>
          <table:table-cell office:value-type="float" office:value="7.42" calcext:value-type="float">
            <text:p>7,42</text:p>
          </table:table-cell>
          <table:table-cell table:style-name="ce7" table:formula="of:=[.$B$1]*([.E37]*0.001)/2" office:value-type="float" office:value="1.041612" calcext:value-type="float">
            <text:p>1,041612</text:p>
          </table:table-cell>
          <table:table-cell table:formula="of:=[.$B$1]*([.F37]*0.001)/2" office:value-type="float" office:value="1.273272" calcext:value-type="float">
            <text:p>1,273272</text:p>
          </table:table-cell>
          <table:table-cell table:number-columns-repeated="2"/>
          <table:table-cell table:style-name="ce15" table:formula="of:=([.G37]-[.D37])*100" office:value-type="float" office:value="4.1612" calcext:value-type="float">
            <text:p>4,1612</text:p>
          </table:table-cell>
          <table:table-cell/>
          <table:table-cell table:formula="of:=[.G37]-0.045" office:value-type="float" office:value="0.996612" calcext:value-type="float">
            <text:p>0,996612</text:p>
          </table:table-cell>
          <table:table-cell table:style-name="ce16" table:formula="of:=[.M37]" office:value-type="float" office:value="0.996612" calcext:value-type="float">
            <text:p>0,997</text:p>
          </table:table-cell>
          <table:table-cell table:formula="of:=([.D37]-[.N37])*100" office:value-type="float" office:value="0.338800000000006" calcext:value-type="float">
            <text:p>0,338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8.97" calcext:value-type="float">
            <text:p>8,97</text:p>
          </table:table-cell>
          <table:table-cell office:value-type="float" office:value="10.12" calcext:value-type="float">
            <text:p>10,12</text:p>
          </table:table-cell>
          <table:table-cell table:style-name="ce7" table:formula="of:=[.$B$1]*([.E38]*0.001)/2" office:value-type="float" office:value="1.539252" calcext:value-type="float">
            <text:p>1,539252</text:p>
          </table:table-cell>
          <table:table-cell table:formula="of:=[.$B$1]*([.F38]*0.001)/2" office:value-type="float" office:value="1.736592" calcext:value-type="float">
            <text:p>1,736592</text:p>
          </table:table-cell>
          <table:table-cell table:number-columns-repeated="2"/>
          <table:table-cell table:style-name="ce15" table:formula="of:=([.G38]-[.D38])*100" office:value-type="float" office:value="3.92519999999998" calcext:value-type="float">
            <text:p>3,9252</text:p>
          </table:table-cell>
          <table:table-cell/>
          <table:table-cell table:formula="of:=[.G38]-0.045" office:value-type="float" office:value="1.494252" calcext:value-type="float">
            <text:p>1,494252</text:p>
          </table:table-cell>
          <table:table-cell table:style-name="ce16" table:formula="of:=[.M38]" office:value-type="float" office:value="1.494252" calcext:value-type="float">
            <text:p>1,494</text:p>
          </table:table-cell>
          <table:table-cell table:formula="of:=([.D38]-[.N38])*100" office:value-type="float" office:value="0.574800000000009" calcext:value-type="float">
            <text:p>0,5748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.92" calcext:value-type="float">
            <text:p>11,92</text:p>
          </table:table-cell>
          <table:table-cell office:value-type="float" office:value="13" calcext:value-type="float">
            <text:p>13</text:p>
          </table:table-cell>
          <table:table-cell table:style-name="ce7" table:formula="of:=[.$B$1]*([.E39]*0.001)/2" office:value-type="float" office:value="2.045472" calcext:value-type="float">
            <text:p>2,045472</text:p>
          </table:table-cell>
          <table:table-cell table:formula="of:=[.$B$1]*([.F39]*0.001)/2" office:value-type="float" office:value="2.2308" calcext:value-type="float">
            <text:p>2,2308</text:p>
          </table:table-cell>
          <table:table-cell table:number-columns-repeated="2"/>
          <table:table-cell table:style-name="ce15" table:formula="of:=([.G39]-[.D39])*100" office:value-type="float" office:value="4.54719999999997" calcext:value-type="float">
            <text:p>4,5472</text:p>
          </table:table-cell>
          <table:table-cell/>
          <table:table-cell table:formula="of:=[.G39]-0.045" office:value-type="float" office:value="2.000472" calcext:value-type="float">
            <text:p>2,000472</text:p>
          </table:table-cell>
          <table:table-cell table:style-name="ce16" table:formula="of:=[.M39]" office:value-type="float" office:value="2.000472" calcext:value-type="float">
            <text:p>2,000</text:p>
          </table:table-cell>
          <table:table-cell table:formula="of:=([.D39]-[.N39])*100" office:value-type="float" office:value="-0.0471999999999806" calcext:value-type="float">
            <text:p>-0,047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.5" calcext:value-type="float">
            <text:p>2,5</text:p>
          </table:table-cell>
          <table:table-cell office:value-type="float" office:value="14.8" calcext:value-type="float">
            <text:p>14,8</text:p>
          </table:table-cell>
          <table:table-cell office:value-type="float" office:value="15.8" calcext:value-type="float">
            <text:p>15,8</text:p>
          </table:table-cell>
          <table:table-cell table:style-name="ce7" table:formula="of:=[.$B$1]*([.E40]*0.001)/2" office:value-type="float" office:value="2.53968" calcext:value-type="float">
            <text:p>2,53968</text:p>
          </table:table-cell>
          <table:table-cell table:formula="of:=[.$B$1]*([.F40]*0.001)/2" office:value-type="float" office:value="2.71128" calcext:value-type="float">
            <text:p>2,71128</text:p>
          </table:table-cell>
          <table:table-cell table:number-columns-repeated="2"/>
          <table:table-cell table:style-name="ce15" table:formula="of:=([.G40]-[.D40])*100" office:value-type="float" office:value="3.96800000000002" calcext:value-type="float">
            <text:p>3,968</text:p>
          </table:table-cell>
          <table:table-cell/>
          <table:table-cell table:formula="of:=[.G40]-0.045" office:value-type="float" office:value="2.49468" calcext:value-type="float">
            <text:p>2,49468</text:p>
          </table:table-cell>
          <table:table-cell table:style-name="ce16" table:formula="of:=[.M40]" office:value-type="float" office:value="2.49468" calcext:value-type="float">
            <text:p>2,495</text:p>
          </table:table-cell>
          <table:table-cell table:formula="of:=([.D40]-[.N40])*100" office:value-type="float" office:value="0.531999999999977" calcext:value-type="float">
            <text:p>0,53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7.75" calcext:value-type="float">
            <text:p>17,75</text:p>
          </table:table-cell>
          <table:table-cell office:value-type="float" office:value="18.55" calcext:value-type="float">
            <text:p>18,55</text:p>
          </table:table-cell>
          <table:table-cell table:style-name="ce7" table:formula="of:=[.$B$1]*([.E41]*0.001)/2" office:value-type="float" office:value="3.0459" calcext:value-type="float">
            <text:p>3,0459</text:p>
          </table:table-cell>
          <table:table-cell table:formula="of:=[.$B$1]*([.F41]*0.001)/2" office:value-type="float" office:value="3.18318" calcext:value-type="float">
            <text:p>3,18318</text:p>
          </table:table-cell>
          <table:table-cell table:number-columns-repeated="2"/>
          <table:table-cell table:style-name="ce15" table:formula="of:=([.G41]-[.D41])*100" office:value-type="float" office:value="4.59000000000001" calcext:value-type="float">
            <text:p>4,59</text:p>
          </table:table-cell>
          <table:table-cell/>
          <table:table-cell table:formula="of:=[.G41]-0.045" office:value-type="float" office:value="3.0009" calcext:value-type="float">
            <text:p>3,0009</text:p>
          </table:table-cell>
          <table:table-cell table:style-name="ce16" table:formula="of:=[.M41]" office:value-type="float" office:value="3.0009" calcext:value-type="float">
            <text:p>3,001</text:p>
          </table:table-cell>
          <table:table-cell table:formula="of:=([.D41]-[.N41])*100" office:value-type="float" office:value="-0.0900000000000123" calcext:value-type="float">
            <text:p>-0,09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3.5" calcext:value-type="float">
            <text:p>3,5</text:p>
          </table:table-cell>
          <table:table-cell office:value-type="float" office:value="20.65" calcext:value-type="float">
            <text:p>20,65</text:p>
          </table:table-cell>
          <table:table-cell office:value-type="float" office:value="21.52" calcext:value-type="float">
            <text:p>21,52</text:p>
          </table:table-cell>
          <table:table-cell table:style-name="ce7" table:formula="of:=[.$B$1]*([.E42]*0.001)/2" office:value-type="float" office:value="3.54354" calcext:value-type="float">
            <text:p>3,54354</text:p>
          </table:table-cell>
          <table:table-cell table:formula="of:=[.$B$1]*([.F42]*0.001)/2" office:value-type="float" office:value="3.692832" calcext:value-type="float">
            <text:p>3,692832</text:p>
          </table:table-cell>
          <table:table-cell table:number-columns-repeated="2"/>
          <table:table-cell table:style-name="ce15" table:formula="of:=([.G42]-[.D42])*100" office:value-type="float" office:value="4.35399999999997" calcext:value-type="float">
            <text:p>4,354</text:p>
          </table:table-cell>
          <table:table-cell/>
          <table:table-cell table:formula="of:=[.G42]-0.045" office:value-type="float" office:value="3.49854" calcext:value-type="float">
            <text:p>3,49854</text:p>
          </table:table-cell>
          <table:table-cell table:style-name="ce16" table:formula="of:=[.M42]" office:value-type="float" office:value="3.49854" calcext:value-type="float">
            <text:p>3,499</text:p>
          </table:table-cell>
          <table:table-cell table:formula="of:=([.D42]-[.N42])*100" office:value-type="float" office:value="0.145999999999979" calcext:value-type="float">
            <text:p>0,146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3.56" calcext:value-type="float">
            <text:p>23,56</text:p>
          </table:table-cell>
          <table:table-cell office:value-type="float" office:value="24.31" calcext:value-type="float">
            <text:p>24,31</text:p>
          </table:table-cell>
          <table:table-cell table:style-name="ce7" table:formula="of:=[.$B$1]*([.E43]*0.001)/2" office:value-type="float" office:value="4.042896" calcext:value-type="float">
            <text:p>4,042896</text:p>
          </table:table-cell>
          <table:table-cell table:formula="of:=[.$B$1]*([.F43]*0.001)/2" office:value-type="float" office:value="4.171596" calcext:value-type="float">
            <text:p>4,171596</text:p>
          </table:table-cell>
          <table:table-cell table:number-columns-repeated="2"/>
          <table:table-cell table:style-name="ce15" table:formula="of:=([.G43]-[.D43])*100" office:value-type="float" office:value="4.28959999999998" calcext:value-type="float">
            <text:p>4,2896</text:p>
          </table:table-cell>
          <table:table-cell/>
          <table:table-cell table:formula="of:=[.G43]-0.045" office:value-type="float" office:value="3.997896" calcext:value-type="float">
            <text:p>3,997896</text:p>
          </table:table-cell>
          <table:table-cell table:style-name="ce16" table:formula="of:=[.M43]" office:value-type="float" office:value="3.997896" calcext:value-type="float">
            <text:p>3,998</text:p>
          </table:table-cell>
          <table:table-cell table:formula="of:=([.D43]-[.N43])*100" office:value-type="float" office:value="0.210400000000011" calcext:value-type="float">
            <text:p>0,2104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4.5" calcext:value-type="float">
            <text:p>4,5</text:p>
          </table:table-cell>
          <table:table-cell office:value-type="float" office:value="26.49" calcext:value-type="float">
            <text:p>26,49</text:p>
          </table:table-cell>
          <table:table-cell office:value-type="float" office:value="27.13" calcext:value-type="float">
            <text:p>27,13</text:p>
          </table:table-cell>
          <table:table-cell table:style-name="ce7" table:formula="of:=[.$B$1]*([.E44]*0.001)/2" office:value-type="float" office:value="4.545684" calcext:value-type="float">
            <text:p>4,545684</text:p>
          </table:table-cell>
          <table:table-cell table:formula="of:=[.$B$1]*([.F44]*0.001)/2" office:value-type="float" office:value="4.655508" calcext:value-type="float">
            <text:p>4,655508</text:p>
          </table:table-cell>
          <table:table-cell table:number-columns-repeated="2"/>
          <table:table-cell table:style-name="ce15" table:formula="of:=([.G44]-[.D44])*100" office:value-type="float" office:value="4.56839999999996" calcext:value-type="float">
            <text:p>4,5684</text:p>
          </table:table-cell>
          <table:table-cell/>
          <table:table-cell table:formula="of:=[.G44]-0.045" office:value-type="float" office:value="4.500684" calcext:value-type="float">
            <text:p>4,500684</text:p>
          </table:table-cell>
          <table:table-cell table:style-name="ce16" table:formula="of:=[.M44]" office:value-type="float" office:value="4.500684" calcext:value-type="float">
            <text:p>4,501</text:p>
          </table:table-cell>
          <table:table-cell table:formula="of:=([.D44]-[.N44])*100" office:value-type="float" office:value="-0.0683999999999685" calcext:value-type="float">
            <text:p>-0,0684</text:p>
          </table:table-cell>
          <table:table-cell table:number-columns-repeated="11"/>
        </table:table-row>
        <table:table-row table:style-name="ro1">
          <table:table-cell/>
          <table:table-cell table:style-name="ce3"/>
          <table:table-cell table:style-name="ce5"/>
          <table:table-cell office:value-type="float" office:value="5" calcext:value-type="float">
            <text:p>5</text:p>
          </table:table-cell>
          <table:table-cell table:style-name="ce5" office:value-type="float" office:value="29.46" calcext:value-type="float">
            <text:p>29,46</text:p>
          </table:table-cell>
          <table:table-cell table:style-name="ce5" office:value-type="float" office:value="30.1" calcext:value-type="float">
            <text:p>30,1</text:p>
          </table:table-cell>
          <table:table-cell table:style-name="ce8" table:formula="of:=[.$B$1]*([.E45]*0.001)/2" office:value-type="float" office:value="5.055336" calcext:value-type="float">
            <text:p>5,055336</text:p>
          </table:table-cell>
          <table:table-cell table:style-name="ce10" table:formula="of:=[.$B$1]*([.F45]*0.001)/2" office:value-type="float" office:value="5.16516" calcext:value-type="float">
            <text:p>5,16516</text:p>
          </table:table-cell>
          <table:table-cell table:style-name="ce13"/>
          <table:table-cell/>
          <table:table-cell table:style-name="ce15" table:formula="of:=([.G45]-[.D45])*100" office:value-type="float" office:value="5.53359999999996" calcext:value-type="float">
            <text:p>5,5336</text:p>
          </table:table-cell>
          <table:table-cell/>
          <table:table-cell table:formula="of:=[.G45]-0.045" office:value-type="float" office:value="5.010336" calcext:value-type="float">
            <text:p>5,010336</text:p>
          </table:table-cell>
          <table:table-cell table:style-name="ce16" table:formula="of:=[.M45]" office:value-type="float" office:value="5.010336" calcext:value-type="float">
            <text:p>5,010</text:p>
          </table:table-cell>
          <table:table-cell table:formula="of:=([.D45]-[.N45])*100" office:value-type="float" office:value="-1.03359999999997" calcext:value-type="float">
            <text:p>-1,0336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9">00.00.0000</text:date>, <text:time style:data-style-name="N2" text:time-value="12:41:27.12377650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09:16:06.614983134</meta:creation-date>
    <dc:date>2018-03-19T14:36:09.350711925</dc:date>
    <meta:editing-duration>PT1H52M46S</meta:editing-duration>
    <meta:editing-cycles>11</meta:editing-cycles>
    <meta:generator>LibreOffice/5.1.6.2$Linux_X86_64 LibreOffice_project/10m0$Build-2</meta:generator>
    <meta:document-statistic meta:table-count="1" meta:cell-count="2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.006cm" xlink:href=".." xlink:type="simple" chart:class="chart:scatter" chart:style-name="ch1">
        <chart:legend svg:x="-0.001cm" svg:y="0cm" style:legend-expansion="custom" chartooo:width="16cm" chartooo:height="9.006cm" style:legend-expansion-aspect-ratio="1.77659338218965" chart:style-name="ch2"/>
        <chart:plot-area chart:style-name="ch3" table:cell-range-address="Tabelle1.D37:Tabelle1.D45 Tabelle1.K37:Tabelle1.K45" svg:x="0.32cm" svg:y="0.18cm" svg:width="15.36cm" svg:height="8.646cm">
          <chartooo:coordinate-region svg:x="0.756cm" svg:y="0.38cm" svg:width="14.685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K37:Tabelle1.K45" chart:class="chart:scatter">
            <chart:domain table:cell-range-address="Tabelle1.D37:Tabelle1.D45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D</text:p>
              </table:table-cell>
              <table:table-cell office:value-type="string">
                <text:p>Spalte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Tabelle1.D37:Tabelle1.D45</svg:desc>
                </draw:g>
              </table:table-cell>
              <table:table-cell office:value-type="float" office:value="4.1612">
                <text:p>4.1612</text:p>
                <draw:g>
                  <svg:desc>Tabelle1.K37:Tabelle1.K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3.92519999999998">
                <text:p>3.92519999999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.54719999999997">
                <text:p>4.547199999999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3.96800000000002">
                <text:p>3.968000000000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4.59000000000001">
                <text:p>4.5900000000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">
                <text:p>3.5</text:p>
              </table:table-cell>
              <table:table-cell office:value-type="float" office:value="4.35399999999997">
                <text:p>4.353999999999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4.28959999999998">
                <text:p>4.289599999999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.5">
                <text:p>4.5</text:p>
              </table:table-cell>
              <table:table-cell office:value-type="float" office:value="4.56839999999996">
                <text:p>4.568399999999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.53359999999996">
                <text:p>5.533599999999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